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16pt" style:text-underline-style="solid" style:text-underline-width="auto" style:text-underline-color="font-color" officeooo:rsid="000776a3" officeooo:paragraph-rsid="000776a3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RW Chancery L" fo:font-size="26pt" style:text-underline-style="none" fo:font-weight="bold" officeooo:rsid="0011bac2" officeooo:paragraph-rsid="0011bac2" style:font-size-asian="26pt" style:font-weight-asian="bold" style:font-size-complex="26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.4016in" style:auto-text-indent="false"/>
      <style:text-properties style:font-name="URW Chancery L" fo:font-size="16pt" style:text-underline-style="none" officeooo:rsid="00094aff" officeooo:paragraph-rsid="00094aff" style:font-size-asian="14pt" style:font-size-complex="16pt"/>
    </style:style>
    <style:style style:name="P4" style:family="paragraph" style:parent-style-name="Standard">
      <style:paragraph-properties fo:margin-left="0in" fo:margin-right="0in" fo:text-align="start" style:justify-single-word="false" fo:text-indent="0.4016in" style:auto-text-indent="false"/>
      <style:text-properties style:font-name="URW Chancery L" fo:font-size="16pt" style:text-underline-style="none" officeooo:rsid="0009e41e" officeooo:paragraph-rsid="0009e41e" style:font-size-asian="14pt" style:font-size-complex="16pt"/>
    </style:style>
    <style:style style:name="P5" style:family="paragraph" style:parent-style-name="Standard">
      <style:paragraph-properties fo:margin-left="0in" fo:margin-right="0in" fo:text-align="start" style:justify-single-word="false" fo:text-indent="0.4016in" style:auto-text-indent="false"/>
      <style:text-properties style:font-name="URW Chancery L" fo:font-size="16pt" style:text-underline-style="none" fo:font-weight="bold" officeooo:rsid="0011c658" officeooo:paragraph-rsid="0011c658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.4016in" style:auto-text-indent="false"/>
      <style:text-properties style:font-name="URW Chancery L" fo:font-size="16pt" style:text-underline-style="none" fo:font-weight="normal" officeooo:rsid="0011bac2" officeooo:paragraph-rsid="0011bac2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.4016in" style:auto-text-indent="false"/>
      <style:text-properties style:font-name="URW Chancery L" fo:font-size="16pt" style:text-underline-style="none" fo:font-weight="normal" officeooo:rsid="000f9376" officeooo:paragraph-rsid="00094aff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margin-left="0in" fo:margin-right="0in" fo:text-align="center" style:justify-single-word="false" fo:text-indent="0.4016in" style:auto-text-indent="false"/>
      <style:text-properties style:font-name="URW Chancery L" fo:font-size="26pt" style:text-underline-style="none" fo:font-weight="bold" officeooo:rsid="0011bac2" officeooo:paragraph-rsid="0011bac2" style:font-size-asian="26pt" style:font-weight-asian="bold" style:font-size-complex="26pt" style:font-weight-complex="bold"/>
    </style:style>
    <style:style style:name="P9" style:family="paragraph" style:parent-style-name="Standard" style:master-page-name="">
      <style:paragraph-properties fo:margin-left="0in" fo:margin-right="0in" fo:text-align="start" style:justify-single-word="false" fo:text-indent="0.4016in" style:auto-text-indent="false" style:page-number="auto"/>
      <style:text-properties style:font-name="URW Chancery L" fo:font-size="16pt" style:text-underline-style="none" fo:font-weight="bold" officeooo:rsid="00094aff" officeooo:paragraph-rsid="00094aff" style:font-size-asian="14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.4016in" style:auto-text-indent="false"/>
      <style:text-properties style:font-name="URW Chancery L" fo:font-size="16pt" style:text-underline-style="none" fo:font-weight="normal" officeooo:rsid="0012bcc8" officeooo:paragraph-rsid="00094aff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.4016in" style:auto-text-indent="false"/>
      <style:text-properties style:font-name="URW Chancery L" fo:font-size="16pt" style:text-underline-style="none" officeooo:rsid="00094aff" officeooo:paragraph-rsid="00160e7c" style:font-size-asian="14pt" style:font-size-complex="16pt"/>
    </style:style>
    <style:style style:name="P12" style:family="paragraph" style:parent-style-name="Standard">
      <style:paragraph-properties fo:margin-left="0in" fo:margin-right="0in" fo:text-align="start" style:justify-single-word="false" fo:text-indent="0.4016in" style:auto-text-indent="false"/>
      <style:text-properties style:font-name="URW Chancery L" fo:font-size="16pt" style:text-underline-style="none" officeooo:rsid="00094aff" officeooo:paragraph-rsid="00094aff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c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bcc8" style:font-weight-asian="normal" style:font-weight-complex="normal"/>
    </style:style>
    <style:style style:name="T5" style:family="text">
      <style:text-properties officeooo:rsid="000f9376"/>
    </style:style>
    <style:style style:name="T6" style:family="text">
      <style:text-properties fo:font-style="normal" fo:font-weight="normal" officeooo:rsid="0013db2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13db21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</text:p>
      <text:p text:style-name="P1"/>
      <text:p text:style-name="P2">Game</text:p>
      <text:p text:style-name="P9">Controls:</text:p>
      <text:p text:style-name="P3"><text:tab/><text:span text:style-name="T1">W </text:span>– move <text:span text:style-name="T1">forward</text:span></text:p>
      <text:p text:style-name="P3"><text:tab/><text:span text:style-name="T1">S </text:span>– move <text:span text:style-name="T1">back</text:span></text:p>
      <text:p text:style-name="P3"><text:tab/><text:span text:style-name="T1">A</text:span> – move <text:span text:style-name="T1">left</text:span></text:p>
      <text:p text:style-name="P3"><text:tab/><text:span text:style-name="T1">D </text:span>– move <text:span text:style-name="T1">right</text:span></text:p>
      <text:p text:style-name="P3"/>
      <text:p text:style-name="P3"><text:tab/><text:span text:style-name="T1">R</text:span> – move hand to <text:span text:style-name="T1">upper </text:span>position</text:p>
      <text:p text:style-name="P3"><text:tab/><text:span text:style-name="T1">F</text:span> – move hand to <text:span text:style-name="T1">medium</text:span> position</text:p>
      <text:p text:style-name="P3"><text:tab/><text:span text:style-name="T1">V </text:span>– move hand to <text:span text:style-name="T1">lower</text:span> position</text:p>
      <text:p text:style-name="P4"><text:tab/></text:p>
      <text:p text:style-name="P4"><text:tab/><text:span text:style-name="T1">Left</text:span> <text:span text:style-name="T1">Mouse </text:span>– attack</text:p>
      <text:p text:style-name="P3"/>
      <text:p text:style-name="P3"><text:tab/><text:span text:style-name="T2">E </text:span><text:span text:style-name="T4">– </text:span><text:span text:style-name="T2">pick up</text:span><text:span text:style-name="T4"> empty object or </text:span><text:span text:style-name="T2">open container</text:span><text:span text:style-name="T4"> ( non-empty object )</text:span></text:p>
      <text:p text:style-name="P3"><text:span text:style-name="T4"><text:tab/></text:span><text:span text:style-name="T2">E + Left Shift </text:span><text:span text:style-name="T4">– </text:span><text:span text:style-name="T2">pick up </text:span><text:span text:style-name="T4">object</text:span></text:p>
      <text:p text:style-name="P3"><text:span text:style-name="T2"><text:tab/>Space – </text:span><text:span text:style-name="T4">change </text:span><text:span text:style-name="T2">focused</text:span><text:span text:style-name="T4"> object</text:span></text:p>
      <text:p text:style-name="P10"><text:tab/></text:p>
      <text:p text:style-name="P3"><text:span text:style-name="T4"><text:tab/></text:span><text:span text:style-name="T7">I </text:span><text:span text:style-name="T6">– show </text:span><text:span text:style-name="T7">mouse pointer</text:span></text:p>
      <text:p text:style-name="P7"/>
      <text:p text:style-name="P7"/>
      <text:p text:style-name="P8"><text:span text:style-name="T5">E</text:span>ditor</text:p>
      <text:p text:style-name="P5">P –<text:span text:style-name="T3"> show/hide </text:span>debug<text:span text:style-name="T3"> output window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410m0$Build-3</meta:generator>
    <meta:editing-cycles>16</meta:editing-cycles>
    <meta:creation-date>2008-08-22T11:41:04</meta:creation-date>
    <dc:date>2014-08-08T21:27:44.012880623</dc:date>
    <meta:editing-duration>PT23H9M8S</meta:editing-duration>
    <meta:document-statistic meta:table-count="0" meta:image-count="0" meta:object-count="0" meta:page-count="1" meta:paragraph-count="19" meta:word-count="70" meta:character-count="391" meta:non-whitespace-character-count="311"/>
  </office:meta>
</office:document-meta>
</file>